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fo:color="#00ccff"/>
    </style:style>
    <style:style style:name="ce2" style:family="table-cell" style:parent-style-name="Default">
      <style:text-properties fo:color="#00ccff"/>
    </style:style>
    <style:style style:name="ce3" style:family="table-cell" style:parent-style-name="Default" style:data-style-name="N104">
      <style:text-properties fo:color="#00ccff"/>
    </style:style>
    <style:style style:name="ce4" style:family="table-cell" style:parent-style-name="Default" style:data-style-name="N0">
      <style:text-properties fo:color="#00ccff"/>
    </style:style>
    <style:style style:name="ce5" style:family="table-cell" style:parent-style-name="Default">
      <style:text-properties fo:color="#ff3333"/>
    </style:style>
  </office:automatic-styles>
  <office:body>
    <office:spreadsheet>
      <table:table table:name="WhichGasStat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nowns for Your Particular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1" office:value-type="percentage" office:value="0.75">
            <text:p>75.00%</text:p>
          </table:table-cell>
          <table:table-cell office:value-type="string">
            <text:p><text:s/>= Gas Gage % Full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float" office:value="22">
            <text:p>22</text:p>
          </table:table-cell>
          <table:table-cell office:value-type="string">
            <text:p><text:s/>= Size of Tank in Gallons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float" office:value="17">
            <text:p>17</text:p>
          </table:table-cell>
          <table:table-cell office:value-type="string">
            <text:p><text:s/>= Gas Mileage mpg</text:p>
          </table:table-cell>
        </table:table-row>
        <table:table-row table:style-name="ro1">
          <table:table-cell table:number-columns-repeated="3"/>
          <table:table-cell table:formula="of:=[.D5]*(1-[.D4])" office:value-type="float" office:value="5.5">
            <text:p>5.5</text:p>
          </table:table-cell>
          <table:table-cell office:value-type="string">
            <text:p><text:s/>= Gallons Required to fill u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currency" office:currency="USD" office:value="4.25">
            <text:p>$4.25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4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formula="of:=[.D12]*[.$D$7]" office:value-type="currency" office:currency="USD" office:value="23.375">
            <text:p>$23.3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13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15]/[.$D$6]*[.D12]" office:value-type="currency" office:currency="USD" office:value="5">
            <text:p>$5.00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14]+[.D16]" office:value-type="currency" office:currency="USD" office:value="28.375">
            <text:p>$28.38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style-name="ce5" table:formula="of:=[.D17]/[.$D$7]" office:value-type="currency" office:currency="USD" office:value="5.15909090909091">
            <text:p>$5.16</text:p>
          </table:table-cell>
          <table:table-cell office:value-type="string">
            <text:p><text:s/>= $ Price per gallon when adding in mileage to s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4" office:value-type="float" office:value="20">
            <text:p>2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formula="of:=[.D22]*[.$D$7]" office:value-type="currency" office:currency="USD" office:value="22.495">
            <text:p>$22.50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23]" office:value-type="float" office:value="40">
            <text:p>4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25]/[.$D$6]*[.D22]" office:value-type="currency" office:currency="USD" office:value="9.62352941176471">
            <text:p>$9.62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24]+[.D26]" office:value-type="currency" office:currency="USD" office:value="32.1185294117647">
            <text:p>$32.12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style-name="ce5" table:formula="of:=[.D27]/[.$D$7]" office:value-type="currency" office:currency="USD" office:value="5.83973262032086">
            <text:p>$5.84</text:p>
          </table:table-cell>
          <table:table-cell office:value-type="string">
            <text:p><text:s/>= $ Price per gallon when adding in mileage to st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1/05/2022</text:date>, <text:time>11:1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6$Win32 OpenOffice.org_project/416m1$Build-9790</meta:generator>
    <dc:date>2022-01-05T11:14:45.60</dc:date>
    <dc:creator>Mark Lehr</dc:creator>
    <meta:editing-duration>PT3H34M22S</meta:editing-duration>
    <meta:editing-cycles>12</meta:editing-cycles>
    <meta:document-statistic meta:table-count="1" meta:cell-count="46" meta:object-count="0"/>
  </office:meta>
</office:document-meta>
</file>